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objectwithoutfill">
      <style:graphic-properties svg:stroke-width="0.05cm" svg:stroke-color="#000000" draw:marker-start-width="0.28cm" draw:marker-end="Linienspitzen_20_1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2§latex§$R_{L}$§svg§600§TRUE§</svg:desc>
          <draw:g>
            <draw:path draw:style-name="gr1" draw:text-style-name="P1" draw:layer="layout" svg:width="0.299cm" svg:height="0.294cm" svg:x="4.054cm" svg:y="4.879cm" svg:viewBox="0 0 300 295" svg:d="M140 29c3-10 4-15 12-16 4 0 17 0 25 0 30 0 77 0 77 42 0 14-7 43-23 59-12 12-33 25-72 25-15 0-31 0-46 0 9-37 18-74 27-110zM200 143c43-8 94-38 94-80 0-36-39-63-94-63-40 0-80 0-120 0-8 0-12 0-12 8 0 5 4 5 12 5 5 1 9 0 16 1 7 0 11 2 11 6 0 3 0 4-2 9-18 75-37 150-56 224-5 17-5 20-38 20-7 0-11 0-11 8 0 5 5 5 6 5 11 0 41-1 53-1s40 1 52 1c4 0 9 0 9-9 0-4-4-4-12-4-15 0-27 0-27-8 0-2 0-4 2-7 9-37 18-74 27-111 17 0 34 0 51 0 38 0 45 24 45 38 0 7-3 19-6 29-2 12-7 28-7 36 0 45 50 45 56 45 36 0 51-42 51-48 0-4-4-3-5-4-4 0-5 2-6 4-10 32-28 39-39 39-13 0-16-9-16-25 0-14 3-35 4-48 2-6 2-15 2-19 0-33-28-46-40-51z">
              <text:p/>
            </draw:path>
            <draw:path draw:style-name="gr1" draw:text-style-name="P1" draw:layer="layout" svg:width="0.191cm" svg:height="0.2cm" svg:x="4.376cm" svg:y="5.027cm" svg:viewBox="0 0 192 201" svg:d="M101 25c2-11 3-14 30-14 9 0 13 0 13-6-2-2-1-5-6-5-6 0-15 1-22 1s-15 0-24 0c-6 0-12 0-19 0-6 0-14-1-19-1-2 0-7 0-7 7 0 4 3 4 9 4 2 0 6 0 12 1 6 0 6 1 6 4 0 1 0 2-1 7-13 52-25 103-38 155-4 10-4 12-27 12-4 0-8 0-8 6 0 5 4 5 8 5 50 0 99 0 149 0 7 0 7 0 10-6 2-8 25-65 25-67 0-1-1-5-5-5s-5 3-6 7c-12 28-24 60-78 60-11 0-22 0-33 0-10 0-10 0-10-2 0-1 0-3 1-7 13-52 26-104 40-156z">
              <text:p/>
            </draw:path>
          </draw:g>
        </draw:g>
        <draw:line draw:style-name="gr2" draw:text-style-name="P2" draw:layer="layout" svg:x1="2.1cm" svg:y1="4.7cm" svg:x2="9.4cm" svg:y2="4.7cm">
          <text:p/>
        </draw:line>
        <draw:line draw:style-name="gr2" draw:text-style-name="P2" draw:layer="layout" svg:x1="2.1cm" svg:y1="4.7cm" svg:x2="2.1cm" svg:y2="0.7cm">
          <text:p/>
        </draw:line>
        <draw:line draw:style-name="gr2" draw:text-style-name="P2" draw:layer="layout" svg:x1="2.088cm" svg:y1="4.7cm" svg:x2="6.088cm" svg:y2="4.7cm">
          <text:p/>
        </draw:line>
        <draw:line draw:style-name="gr2" draw:text-style-name="P2" draw:layer="layout" svg:x1="6.126cm" svg:y1="4.65cm" svg:x2="6.126cm" svg:y2="2.25cm">
          <text:p/>
        </draw:line>
        <draw:line draw:style-name="gr2" draw:text-style-name="P2" draw:layer="layout" svg:x1="2.076cm" svg:y1="4.7cm" svg:x2="6.1cm" svg:y2="2.2cm">
          <text:p/>
        </draw:line>
        <draw:g>
          <svg:title>TexMaths</svg:title>
          <svg:desc>12§latex§$X_{L}=i\omega\,L$§svg§600§TRUE§</svg:desc>
          <draw:g>
            <draw:path draw:style-name="gr1" draw:text-style-name="P1" draw:layer="layout" svg:width="0.346cm" svg:height="0.285cm" svg:x="6.255cm" svg:y="3.38cm" svg:viewBox="0 0 347 286" svg:d="M193 114c-12-28-24-55-36-83-1-4-2-5-2-6 0-2 7-11 25-12 5 0 8-1 8-8 0-5-5-5-6-5-18 0-36 1-52 1-11 0-38-1-48-1-3 0-8 0-8 8 0 5 4 5 10 5 25 0 28 5 31 13 17 39 34 78 50 117-29 32-59 63-88 95-2 2-4 3-6 5-21 22-41 28-63 30-4 1-8 1-8 8 0 1 0 5 5 5 13 0 26-1 39-1 16 0 33 1 48 1 3 0 8 0 8-9 0-3-4-3-5-4-4 0-17-2-17-12 0-8 6-15 11-19 14-16 29-31 43-46 13-13 25-27 38-41 14 33 28 67 42 100 3 4 2 4 3 6 0 3-9 10-24 12-5 1-10 1-10 8 0 5 5 5 7 5 12 0 41-1 53-1 11 0 36 1 47 1 2 0 8 0 8-7 0-6-5-6-8-6-28 0-29-2-36-18-17-40-45-104-54-129 29-30 73-79 86-91 12-11 28-21 53-22 6 0 10 0 10-8-2-2 0-5-5-5-13 0-28 1-40 1-15 0-32-1-47-1-2 0-8 0-8 8 0 4 2 5 5 5s17 1 17 13c0 6-5 11-8 15-22 24-45 48-68 73z">
              <text:p/>
            </draw:path>
            <draw:path draw:style-name="gr1" draw:text-style-name="P1" draw:layer="layout" svg:width="0.192cm" svg:height="0.2cm" svg:x="6.612cm" svg:y="3.528cm" svg:viewBox="0 0 193 201" svg:d="M102 25c2-11 4-14 30-14 9 0 12 0 12-6-2-2 0-5-5-5-7 0-14 1-21 1-8 0-17 0-24 0-6 0-15 0-21 0s-13-1-19-1c-1 0-6 0-6 7 0 4 4 4 10 4 3 0 6 0 10 1 6 0 8 1 8 4 0 1 0 2-2 7-13 52-26 103-39 155-3 10-3 12-25 12-6 0-10 0-10 6 0 5 4 5 10 5 49 0 98 0 147 0 7 0 8 0 11-6 2-8 25-65 25-67 0-1-1-5-6-5-4 0-4 3-6 7-11 28-24 60-78 60-11 0-21 0-32 0-10 0-10 0-10-2 0-1 0-3 1-7 14-52 27-104 40-156z">
              <text:p/>
            </draw:path>
            <draw:path draw:style-name="gr1" draw:text-style-name="P1" draw:layer="layout" svg:width="0.278cm" svg:height="0.097cm" svg:x="6.985cm" svg:y="3.513cm" svg:viewBox="0 0 279 98" svg:d="M266 17c6 0 13 0 13-9 0-8-7-8-13-8-84 0-168 0-253 0-5 0-13 0-13 8 0 9 8 9 14 9 84 0 168 0 252 0zM266 98c6 0 13 0 13-8 0-9-7-9-13-9-84 0-168 0-252 0-6 0-14 0-14 9 0 8 8 8 13 8 85 0 169 0 253 0z">
              <text:p/>
            </draw:path>
            <draw:path draw:style-name="gr1" draw:text-style-name="P1" draw:layer="layout" svg:width="0.111cm" svg:height="0.28cm" svg:x="7.418cm" svg:y="3.39cm" svg:viewBox="0 0 112 281" svg:d="M108 14c0-8-6-14-16-14-12 0-22 11-22 22 0 8 6 15 15 15 10 0 23-10 23-23zM76 172c4-12 4-13 9-24 4-8 5-14 5-22 0-18-13-34-34-34-39 0-56 60-56 63 0 5 3 4 5 5 5 0 5-1 7-7 12-39 29-53 43-53 3 0 10 0 10 14 0 9-3 18-5 22-2 11-22 59-29 77-3 12-9 25-9 33 0 21 14 35 34 35 40 0 56-61 56-65 0-3-4-3-5-3-5 0-5 1-7 7-8 26-21 51-42 51-8 0-11-3-11-13 0-11 2-16 12-42 5-14 11-29 17-44z">
              <text:p/>
            </draw:path>
            <draw:path draw:style-name="gr1" draw:text-style-name="P1" draw:layer="layout" svg:width="0.25cm" svg:height="0.188cm" svg:x="7.556cm" svg:y="3.482cm" svg:viewBox="0 0 251 189" svg:d="M251 29c0-19-9-29-17-29-12 0-23 10-23 19 0 5 2 8 6 13 7 6 14 17 14 35 0 17-7 41-20 60-13 18-29 32-48 32-24 0-37-16-41-38 5-11 15-37 15-49 0-5-3-10-9-10-2 0-7 1-10 7-5 9-10 36-10 52-14 19-31 38-58 38s-37-25-37-48c0-52 43-97 43-101 0-5-2-9-7-9-6 0-8 6-11 10-21 31-38 80-38 118 0 29 10 60 44 60 30 0 51-20 65-44 4 25 21 44 47 44 32 0 53-25 68-56 10-22 27-78 27-104z">
              <text:p/>
            </draw:path>
            <draw:path draw:style-name="gr1" draw:text-style-name="P1" draw:layer="layout" svg:width="0.253cm" svg:height="0.285cm" svg:x="7.916cm" svg:y="3.38cm" svg:viewBox="0 0 254 286" svg:d="M140 32c4-14 5-19 46-19 12 0 15 0 15-8 0-5-4-5-7-5-13 0-48 1-62 1-12 0-43-1-55-1-4 0-9 0-9 8 0 5 4 5 12 5 6 1 9 0 16 1 7 0 12 2 12 6 0 3-1 4-2 9-19 75-38 150-57 224-3 17-5 20-38 20-7 0-11 0-11 8 0 5 4 5 11 5 65 0 130 0 195 0 10 0 11 0 13-7 11-30 22-60 33-90 2-5 1-4 2-6 0-2 0-5-5-5-4 0-4 3-7 9-14 39-33 86-106 86-14 0-27 0-40 0-6 0-6 0-8 0-5 0-6-2-6-4 0-1 0-2 2-10 19-75 38-151 56-227z">
              <text:p/>
            </draw:path>
          </draw:g>
        </draw:g>
        <draw:g>
          <svg:title>TexMaths</svg:title>
          <svg:desc>12§latex§$Re(Z_{L})$§svg§600§TRUE§</svg:desc>
          <draw:g>
            <draw:path draw:style-name="gr1" draw:text-style-name="P1" draw:layer="layout" svg:width="0.299cm" svg:height="0.295cm" svg:x="7.757cm" svg:y="4.907cm" svg:viewBox="0 0 300 296" svg:d="M140 29c3-11 4-15 12-16 4 0 17 0 25 0 30 0 77 0 77 41 0 14-7 43-23 60-10 10-33 24-72 24-15 0-31 0-46 0 9-37 18-73 27-109zM200 144c43-10 94-39 94-82 0-36-39-62-94-62-40 0-80 0-120 0-8 0-12 0-12 8 0 5 4 5 12 5 6 0 9 0 16 0 7 1 11 1 11 7 0 2 0 3-1 9-19 75-38 150-57 225-3 15-5 19-38 19-7 0-11 0-11 8 0 5 5 5 6 5 11 0 41-1 53-1s42 1 53 1c3 0 8 0 8-8 0-5-4-5-11-5-15 0-27 0-27-7 0-3 0-5 1-7 9-38 18-75 27-112 17 0 34 0 51 0 38 0 45 24 45 39 0 5-3 19-6 28-2 12-7 28-7 36 0 46 52 46 56 46 36 0 51-43 51-48 0-6-3-4-5-6-4 0-5 3-5 6-11 31-29 38-38 38-15 0-17-10-17-25 0-13 2-35 4-48 1-6 1-14 1-20 0-33-28-46-40-49z">
              <text:p/>
            </draw:path>
            <draw:path draw:style-name="gr1" draw:text-style-name="P1" draw:layer="layout" svg:width="0.16cm" svg:height="0.189cm" svg:x="8.082cm" svg:y="5.007cm" svg:viewBox="0 0 161 190" svg:d="M59 89c12 0 43-2 64-10 29-12 32-37 32-43 0-18-16-36-45-36-46 0-110 41-110 115 0 42 24 75 66 75 60 0 95-44 95-49 0-2-3-6-5-6-3 0-3 1-5 5-34 41-79 41-85 41-32 0-36-35-36-48 0-6 0-18 7-44 7 0 15 0 22 0zM40 79c15-63 60-69 70-69 19 0 31 12 31 26 0 43-68 43-85 43-5 0-11 0-16 0z">
              <text:p/>
            </draw:path>
            <draw:path draw:style-name="gr1" draw:text-style-name="P1" draw:layer="layout" svg:width="0.096cm" svg:height="0.419cm" svg:x="8.3cm" svg:y="4.878cm" svg:viewBox="0 0 97 420" svg:d="M97 415c0-1 0-1-7-8-53-54-66-133-66-198 0-73 16-146 68-197 5-6 5-6 5-7 0-4-1-5-3-5-5 0-42 29-68 83-21 45-26 92-26 126s5 84 28 132c25 52 61 79 66 79 2 0 3-1 3-5z">
              <text:p/>
            </draw:path>
            <draw:path draw:style-name="gr1" draw:text-style-name="P1" draw:layer="layout" svg:width="0.278cm" svg:height="0.285cm" svg:x="8.446cm" svg:y="4.907cm" svg:viewBox="0 0 279 286" svg:d="M278 10c1-2 1-4 1-6 0-4-1-4-9-4-60 0-119 0-179 0-9 0-9 0-12 8-8 26-16 51-24 76 0 2-1 5-1 6 2 1 0 5 5 5s5-4 6-5c15-49 38-77 103-77 23 0 46 0 69 0-78 88-157 175-236 262 0 3-1 6-1 7 0 4 2 4 11 4 61 0 121 0 182 0 11 0 11 0 13-8 10-31 20-62 30-92 1-3 3-5 3-8 0-1-3-3-6-3-4 0-5 1-8 9-18 58-38 88-110 88-24 0-48 0-72 0 78-88 157-175 235-262z">
              <text:p/>
            </draw:path>
            <draw:path draw:style-name="gr1" draw:text-style-name="P1" draw:layer="layout" svg:width="0.191cm" svg:height="0.2cm" svg:x="8.729cm" svg:y="5.055cm" svg:viewBox="0 0 192 201" svg:d="M101 24c3-11 3-13 31-13 9 0 12 0 12-6 0-1 0-5-5-5-7 0-14 1-22 1-7 0-16 0-23 0-6 0-15 0-21 0s-13-1-19-1c-1 0-6 0-6 7 0 4 4 4 10 4 3 0 6 0 10 0 6 1 8 1 8 5-1 2 0 2-2 6-13 52-26 104-39 156-3 10-4 12-27 12-4 0-8 0-8 6 0 5 4 5 8 5 50 0 100 0 149 0 7 0 7-1 10-6 3-8 25-65 25-67 0-1 0-5-5-5-4 0-4 1-6 6-11 29-24 61-78 61-11 0-22 0-33 0-9 0-10 0-10-3 0-2 0-1 1-6 13-53 27-105 40-157z">
              <text:p/>
            </draw:path>
            <draw:path draw:style-name="gr1" draw:text-style-name="P1" draw:layer="layout" svg:width="0.097cm" svg:height="0.419cm" svg:x="8.985cm" svg:y="4.878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g>
          <svg:title>TexMaths</svg:title>
          <svg:desc>12§latex§$Im(Z_{L})$§svg§600§TRUE§</svg:desc>
          <draw:g>
            <draw:path draw:style-name="gr1" draw:text-style-name="P1" draw:layer="layout" svg:width="0.193cm" svg:height="0.286cm" svg:x="0.457cm" svg:y="1.009cm" svg:viewBox="0 0 194 287" svg:d="M143 32c3-14 6-19 38-19 11 0 13 0 13-7 0-6-3-6-6-6-12 0-43 1-55 1-13 0-43-1-56-1-3 0-9 0-9 8 0 5 4 5 12 5 18 0 29 0 29 9 0 2 0 2 0 7-19 75-38 150-57 225-4 15-5 20-39 20-9 0-13 0-13 9 0 3 5 4 6 4 12 0 43-2 55-2 13 0 45 2 57 2 3 0 8 0 8-8 0-5-4-5-12-5s-10 0-18-1c-10-1-11-2-11-7 0-4 1-7 1-10 19-74 38-149 57-224z">
              <text:p/>
            </draw:path>
            <draw:path draw:style-name="gr1" draw:text-style-name="P1" draw:layer="layout" svg:width="0.344cm" svg:height="0.188cm" svg:x="0.673cm" svg:y="1.11cm" svg:viewBox="0 0 345 189" svg:d="M25 160c-1 6-3 16-3 18 0 8 6 11 12 11 4 0 12-2 15-11 0-1 5-21 7-31 4-13 7-25 10-38 2-10 5-18 7-28 3-7 5-19 6-21 6-13 29-52 68-52 20 0 23 16 23 30 0 11-3 23-6 35-4 16-8 33-12 49-3 10-5 21-8 31-3 9-6 23-6 25 0 8 6 11 12 11 13 0 15-9 19-24 6-23 22-84 25-100 1-6 24-57 70-57 18 0 23 15 23 30 0 24-18 72-27 94-3 10-5 15-5 24 0 19 15 33 35 33 40 0 55-61 55-64 0-4-4-4-6-4-3 0-3 1-6 7-6 23-19 53-43 53-7 0-9-5-9-15s3-20 7-30c8-21 26-68 26-92 0-26-17-44-49-44s-53 18-68 41c0-6-2-21-14-30-10-9-24-11-34-11-39 0-59 26-66 36-3-24-19-36-39-36-19 0-27 16-31 24-7 14-13 39-13 41 0 3 3 2 5 3 5 0 5 0 7-9 7-30 16-51 31-51 6 0 13 4 13 21 0 8-1 13-7 34-8 33-16 65-24 97z">
              <text:p/>
            </draw:path>
            <draw:path draw:style-name="gr1" draw:text-style-name="P1" draw:layer="layout" svg:width="0.096cm" svg:height="0.418cm" svg:x="1.072cm" svg:y="0.981cm" svg:viewBox="0 0 97 419" svg:d="M97 414c0-1 0-1-7-8-52-53-66-132-66-196 0-74 17-147 68-199 5-5 5-5 5-7 0-3-1-4-3-4-5 0-42 29-68 81-21 47-26 94-26 129 0 32 5 83 28 130 25 51 61 79 66 79 2 0 3-1 3-5z">
              <text:p/>
            </draw:path>
            <draw:path draw:style-name="gr1" draw:text-style-name="P1" draw:layer="layout" svg:width="0.28cm" svg:height="0.286cm" svg:x="1.218cm" svg:y="1.009cm" svg:viewBox="0 0 281 287" svg:d="M278 11c1-3 3-4 3-6 0-5-3-5-11-5-59 0-119 0-178 0-10 0-10 1-13 8-8 26-16 51-24 76 0 2-1 4-1 6 0 1 0 5 6 5 4 0 4-3 5-4 15-50 38-78 103-78 23 0 46 0 69 0-78 88-157 175-236 262 0 3-1 6-1 8 0 4 4 4 11 4 61 0 122 0 183 0 10 0 10-1 12-9 10-31 20-62 30-92 1-2 3-5 3-6 0-3-3-5-6-5-4 0-4 1-8 11-18 56-38 87-110 87-24 0-48 0-72 0 78-87 157-175 235-262z">
              <text:p/>
            </draw:path>
            <draw:path draw:style-name="gr1" draw:text-style-name="P1" draw:layer="layout" svg:width="0.192cm" svg:height="0.199cm" svg:x="1.501cm" svg:y="1.158cm" svg:viewBox="0 0 193 200" svg:d="M102 24c2-11 4-14 30-14 9 0 12 0 12-6-2-2 0-4-5-4-7 0-14 0-21 0-8 1-17 1-24 1-6 0-15-1-21-1s-13 0-19 0c-1 0-6 0-6 6 0 4 4 4 10 4 3 0 6 0 10 1 6 0 8 1 8 3s0 3-2 8c-13 51-26 103-39 155-3 10-3 12-25 12-5 0-10 0-10 6 0 5 4 5 10 5 49 0 98 0 147 0 7 0 8 0 11-6 2-8 25-65 25-67 0-1-1-4-6-4-4 0-4 2-6 6-11 28-24 60-78 60-11 0-21 0-32 0-10 0-10 0-10-2 0-1 0-3 1-6 14-53 27-105 40-157z">
              <text:p/>
            </draw:path>
            <draw:path draw:style-name="gr1" draw:text-style-name="P1" draw:layer="layout" svg:width="0.096cm" svg:height="0.418cm" svg:x="1.758cm" svg:y="0.981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path draw:style-name="gr3" draw:text-style-name="P2" draw:layer="layout" svg:width="0.883cm" svg:height="0.529cm" draw:transform="rotate (-0.785398163397449) translate (3.9cm 3.65cm)" svg:viewBox="0 0 884 530" svg:d="M0 0c707 0 884 530 884 530">
          <text:p/>
        </draw:path>
        <draw:g>
          <svg:title>TexMaths</svg:title>
          <svg:desc>12§latex§$\varphi$§svg§600§TRUE§</svg:desc>
          <draw:g>
            <draw:path draw:style-name="gr1" draw:text-style-name="P1" draw:layer="layout" svg:width="0.237cm" svg:height="0.275cm" svg:x="3.357cm" svg:y="4.181cm" svg:viewBox="0 0 238 276" svg:d="M50 256c-2 6-2 6-2 8 0 10 8 12 12 12 2 0 11-1 15-11 2-3 4-16 15-76 3 0 7 1 14 1 69 0 134-66 134-133 0-32-17-57-48-57-61 0-86 81-111 162-45-8-68-31-68-62 0-10 9-57 34-86 4-3 4-4 4-6 0-1-1-3-6-3-11 0-43 61-43 100 0 40 28 71 72 80-7 24-15 47-22 71zM108 165c-4 0-5 0-7 0-6 0-6 0-6-3 2-14 7-38 8-44 13-53 45-94 84-94 28 0 39 23 39 43 0 48-54 98-118 98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7-29T15:03:26.193815256</dc:date>
    <meta:editing-duration>P1DT16H37M24S</meta:editing-duration>
    <meta:editing-cycles>65</meta:editing-cycles>
    <meta:generator>LibreOffice/7.3.7.2$Linux_X86_64 LibreOffice_project/30$Build-2</meta:generator>
    <meta:document-statistic meta:object-count="37"/>
  </office:meta>
</office:document-meta>
</file>